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5163610" text:style-name="WWNum1">
        <text:list-item>
          <text:p text:style-name="P2">Jaki problem?</text:p>
        </text:list-item>
        <text:list-item>
          <text:p text:style-name="P1">Jak jest teraz?</text:p>
        </text:list-item>
        <text:list-item>
          <text:p text:style-name="P1">Sposób interakcji</text:p>
        </text:list-item>
        <text:list-item>
          <text:p text:style-name="P1">Forma interakcji</text:p>
        </text:list-item>
        <text:list-item>
          <text:p text:style-name="P1">Key Performance Indicator (KPI)</text:p>
        </text:list-item>
        <text:list-item>
          <text:p text:style-name="P1">Oczekiwana skuteczność</text:p>
        </text:list-item>
        <text:list-item>
          <text:p text:style-name="P1">Ograniczenia</text:p>
        </text:list-item>
        <text:list-item>
          <text:p text:style-name="P1">Inne oczekiwania</text:p>
        </text:list-item>
        <text:list-item>
          <text:p text:style-name="P1">Dane</text:p>
        </text:list-item>
        <text:list-item>
          <text:p text:style-name="P1">Ludzie</text:p>
          <text:list>
            <text:list-item>
              <text:p text:style-name="P3">Osoba zamawiająca</text:p>
            </text:list-item>
            <text:list-item>
              <text:p text:style-name="P3">Użytkownicy</text:p>
            </text:list-item>
            <text:list-item>
              <text:p text:style-name="P3">Eksperci</text:p>
            </text:list-item>
          </text:list>
        </text:list-item>
      </text:list>
      <text:p text:style-name="Standard"/>
      <text:p text:style-name="Standard"/>
      <text:p text:style-name="Standard"/>
      <text:p text:style-name="Standard">Hipotezy:</text:p>
      <text:p text:style-name="P4"/>
      <text:p text:style-name="Standard"/>
      <text:p text:style-name="Standard">PLAN PRAC (wstępna wersja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42" meta:character-count="251" meta:non-whitespace-character-count="237"/>
    <meta:generator>LibreOfficeDev/6.0.5.2$Linux_X86_64 LibreOffice_project/</meta:generator>
  </office:meta>
</office:document-meta>
</file>